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740" officeooo:paragraph-rsid="000be740"/>
    </style:style>
    <style:style style:name="P2" style:family="paragraph" style:parent-style-name="Standard">
      <style:text-properties officeooo:paragraph-rsid="000be740"/>
    </style:style>
    <style:style style:name="P3" style:family="paragraph" style:parent-style-name="Standard">
      <style:text-properties officeooo:rsid="000e5e9a" officeooo:paragraph-rsid="000e5e9a"/>
    </style:style>
    <style:style style:name="T1" style:family="text">
      <style:text-properties officeooo:rsid="000be740"/>
    </style:style>
    <style:style style:name="T2" style:family="text">
      <style:text-properties officeooo:rsid="000e2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rimer en format lettre</text:p>
      <text:p text:style-name="P1"/>
      <text:p text:style-name="P1">en tete</text:p>
      <text:p text:style-name="P1">Quiec Florian adresse tel secteur professionnel objectif carriere <text:s text:c="3"/>page1</text:p>
      <text:p text:style-name="P1"/>
      <text:p text:style-name="P1"/>
      <text:p text:style-name="P1"/>
      <text:p text:style-name="P1">equivalence diplomes</text:p>
      <text:p text:style-name="P1">brevet</text:p>
      <text:p text:style-name="P2"><text:span text:style-name="T1">bac <text:s/></text:span><text:span text:style-name="Strong_20_Emphasis">diplôme d’études collégiales québécois</text:span> (DEC) <text:s/><text:span text:style-name="T2">high school diploma</text:span></text:p>
      <text:p text:style-name="P2"><text:span text:style-name="T1">licence </text:span><text:span text:style-name="Strong_20_Emphasis">baccalauréat canadien premier cycle (</text:span><text:span text:style-name="Strong_20_Emphasis"><text:span text:style-name="Emphasis">undergraduate</text:span></text:span><text:span text:style-name="Strong_20_Emphasis">)</text:span></text:p>
      <text:p text:style-name="P1"/>
      <text:p text:style-name="P1"/>
      <text:p text:style-name="P1">cv traduit en anglais</text:p>
      <text:p text:style-name="P1"/>
      <text:p text:style-name="P3">concours geoscience (inscription sur volontaria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3:33:33.566314210</meta:creation-date>
    <meta:generator>LibreOffice/6.2.5.2$Linux_X86_64 LibreOffice_project/20$Build-2</meta:generator>
    <dc:date>2019-10-03T14:09:00.266294883</dc:date>
    <meta:editing-duration>PT23M16S</meta:editing-duration>
    <meta:editing-cycles>3</meta:editing-cycles>
    <meta:document-statistic meta:table-count="0" meta:image-count="0" meta:object-count="0" meta:page-count="1" meta:paragraph-count="9" meta:word-count="42" meta:character-count="331" meta:non-whitespace-character-count="293"/>
  </office:meta>
</office:document-meta>
</file>